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erif Bengali" svg:font-family="'Noto Serif Bengali'" style:font-family-generic="roman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BlankRow">
      <style:text-properties officeooo:rsid="002fb14f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erif Bengali" svg:font-family="'Noto Serif Bengali'" style:font-family-generic="roman"/>
    <style:font-face style:name="Akaash" svg:font-family="Akaash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51cm" fo:border-left="none" fo:border-right="none" fo:border-top="none" fo:border-bottom="0.06pt solid #999999"/>
      <style:text-properties fo:color="#808080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1cm" fo:margin-bottom="0.203cm" loext:contextual-spacing="false" fo:text-align="center" style:justify-single-word="false" style:page-number="auto" fo:padding="0.051cm" fo:border-left="none" fo:border-right="none" fo:border-top="none" fo:border-bottom="0.06pt solid #55215b">
        <style:tab-stops/>
        <style:drop-cap/>
      </style:paragraph-properties>
      <style:text-properties fo:color="#481d32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51cm" fo:margin-bottom="0.203cm" loext:contextual-spacing="false" style:page-number="auto" fo:background-color="transparent" fo:padding="0.051cm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51cm" fo:margin-bottom="0.203cm" loext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1cm" fo:margin-bottom="0.203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51cm" fo:margin-bottom="0.102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51cm" fo:margin-bottom="0.102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481d32" fo:font-weight="bold"/>
    </style:style>
    <style:style style:name="Figure" style:family="paragraph" style:parent-style-name="Caption" style:class="extra">
      <style:paragraph-properties fo:margin-top="0.051cm" fo:margin-bottom="0.051cm" loext:contextual-spacing="false" fo:text-align="center" style:justify-single-word="false"/>
      <style:text-properties fo:color="#355269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.589cm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13.589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4.09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58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5.09cm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2T16:16:00.103688477</dc:date>
    <meta:editing-duration>PT2H51M44S</meta:editing-duration>
    <meta:editing-cycles>30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